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weight="normal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265ae1ad-7fff-d02c-406f-69a04a22402e"/>import java.util.Scanner;</text:p>
      <text:p text:style-name="Text_20_body"/>
      <text:p text:style-name="P1">public class Car_Decision_2 {</text:p>
      <text:p text:style-name="Text_20_body"/>
      <text:p text:style-name="P1">public static void main(String[] args) {</text:p>
      <text:p text:style-name="P1">// TODO Auto-generated method stub</text:p>
      <text:p text:style-name="Text_20_body"/>
      <text:p text:style-name="P1">Scanner input= new Scanner(System.in);</text:p>
      <text:p text:style-name="P1">//System.out.println("Enter the name, cost, and miles per gallon of a regular car:");</text:p>
      <text:p text:style-name="P1">//String regSpecs=input.nextLine();</text:p>
      <text:p text:style-name="P1">System.out.println("Enter the name, cost, and miles per gallon of a hybrid car:");</text:p>
      <text:p text:style-name="P1">String hySpecs=input.nextLine();</text:p>
      <text:p text:style-name="P2"><text:span text:style-name="T1">//String regCarName=regSpecs.substring(0,14);</text:span><text:span text:style-name="T2"> </text:span></text:p>
      <text:p text:style-name="P2"><text:span text:style-name="T1">//String regCarCost=regSpecs.substring(15,20);</text:span><text:span text:style-name="T2"> </text:span></text:p>
      <text:p text:style-name="P1">//String regMiles=regSpecs.substring(21,23);</text:p>
      <text:p text:style-name="P1">//int regCarCost$ = Integer.parseInt(regCarCost);</text:p>
      <text:p text:style-name="P1">//int regMiles$ = Integer.parseInt(regMiles);</text:p>
      <text:p text:style-name="P1">//String hyCarName=hySpecs.substring();</text:p>
      <text:p text:style-name="P1">//String hyCarCost=hySpecs.substring();</text:p>
      <text:p text:style-name="P1">//String hyMiles=hySpecs.substring(); </text:p>
      <text:p text:style-name="P1">System.out.println("Enter miles traveled in a year:");</text:p>
      <text:p text:style-name="P1">double yearlyMiles=input.nextDouble();</text:p>
      <text:p text:style-name="P1">System.out.println("Enter cost per gallon of gas:");</text:p>
      <text:p text:style-name="P1">double gasCost=input.nextDouble();</text:p>
      <text:p text:style-name="P2"><text:span text:style-name="T1">//</text:span><text:span text:style-name="T2"> </text:span><text:span text:style-name="T1">double regYearly=gasCost*(yearlyMiles/regMiles);</text:span></text:p>
      <text:p text:style-name="P2"><text:span text:style-name="T1">//</text:span><text:span text:style-name="T2"> </text:span><text:span text:style-name="T1">double hyYearly=gasCost*(yearlyMiles/hyMiles);</text:span></text:p>
      <text:p text:style-name="P2"><text:span text:style-name="T1">//</text:span><text:span text:style-name="T2"> </text:span></text:p>
      <text:p text:style-name="P2"><text:span text:style-name="T1">//</text:span><text:span text:style-name="T2"> </text:span><text:span text:style-name="T1">double reg1Yr=regCarCost+regYearly*1;</text:span></text:p>
      <text:p text:style-name="P2"><text:span text:style-name="T1">//</text:span><text:span text:style-name="T2"> </text:span><text:span text:style-name="T1">double hy1Yr=hyCarCost+hyYearly*1;</text:span></text:p>
      <text:p text:style-name="P2"><text:span text:style-name="T1">//</text:span><text:span text:style-name="T2"> </text:span><text:span text:style-name="T1">double reg2Yrs=regCarCost+regYearly*2;</text:span></text:p>
      <text:p text:style-name="P2"><text:span text:style-name="T1">//</text:span><text:span text:style-name="T2"> </text:span><text:span text:style-name="T1">double hy2Yrs=hyCarCost+hyYearly*2;</text:span></text:p>
      <text:p text:style-name="P2"><text:span text:style-name="T1">//</text:span><text:span text:style-name="T2"> </text:span><text:span text:style-name="T1">double reg3Yrs=regCarCost+regYearly*3;</text:span></text:p>
      <text:p text:style-name="P2"><text:span text:style-name="T1">//</text:span><text:span text:style-name="T2"> </text:span><text:span text:style-name="T1">double hy3Yrs=hyCarCost+hyYearly*3;</text:span></text:p>
      <text:p text:style-name="P2"><text:span text:style-name="T1">//</text:span><text:span text:style-name="T2"> </text:span><text:span text:style-name="T1">double reg4Yrs=regCarCost+regYearly*4;</text:span></text:p>
      <text:p text:style-name="P2"><text:span text:style-name="T1">//</text:span><text:span text:style-name="T2"> </text:span><text:span text:style-name="T1">double hy4Yrs=hyCarCost+hyYearly*4;</text:span></text:p>
      <text:p text:style-name="P2"><text:span text:style-name="T1">//</text:span><text:span text:style-name="T2"> </text:span><text:span text:style-name="T1">double reg5Yrs=regCarCost+regYearly*5;</text:span></text:p>
      <text:p text:style-name="P2"><text:soft-page-break/><text:span text:style-name="T1">//</text:span><text:span text:style-name="T2"> </text:span><text:span text:style-name="T1">double hy5Yrs=hyCarCost+hyYearly*5;</text:span></text:p>
      <text:p text:style-name="P2"><text:span text:style-name="T1">//</text:span><text:span text:style-name="T2"> </text:span></text:p>
      <text:p text:style-name="P2"><text:span text:style-name="T1">//</text:span><text:span text:style-name="T2"> </text:span><text:span text:style-name="T1">System.out.println("Cost to own after year 1 for regular car:"+reg1Yr+" for hybrid car:"+hy1Yr);</text:span></text:p>
      <text:p text:style-name="P2"><text:span text:style-name="T1">//</text:span><text:span text:style-name="T2"> </text:span><text:span text:style-name="T1">System.out.println("Cost to own after year 2 for regular car:"+reg2Yrs+" for hybrid car:"+hy2Yrs);</text:span></text:p>
      <text:p text:style-name="P2"><text:span text:style-name="T1">//</text:span><text:span text:style-name="T2"> </text:span><text:span text:style-name="T1">System.out.println("Cost to own after year 3 for regular car:"+reg3Yrs+" for hybrid car:"+hy3Yrs);</text:span></text:p>
      <text:p text:style-name="P2"><text:span text:style-name="T1">//</text:span><text:span text:style-name="T2"> </text:span><text:span text:style-name="T1">System.out.println("Cost to own after year 4 for regular car:"+reg4Yrs+" for hybrid car:"+hy4Yrs);</text:span></text:p>
      <text:p text:style-name="P2"><text:span text:style-name="T1">//</text:span><text:span text:style-name="T2"> </text:span><text:span text:style-name="T1">System.out.println("Cost to own after year 5 for regular car:"+reg5Yrs+" for hybrid car:"+hy5Yrs);</text:span></text:p>
      <text:p text:style-name="P2"><text:span text:style-name="T1">//</text:span><text:span text:style-name="T2"> </text:span></text:p>
      <text:p text:style-name="P2"><text:span text:style-name="T1">//</text:span><text:span text:style-name="T2"> </text:span><text:span text:style-name="T1">if(reg5Yrs&lt;hy5Yrs) {</text:span></text:p>
      <text:p text:style-name="P2"><text:span text:style-name="T1">//</text:span><text:span text:style-name="T2"> </text:span><text:span text:style-name="T1">System.out.println("The regular car pays itself back after 5 years");</text:span></text:p>
      <text:p text:style-name="P2"><text:span text:style-name="T1">//</text:span><text:span text:style-name="T2"> </text:span><text:span text:style-name="T1">}</text:span></text:p>
      <text:p text:style-name="P2"><text:span text:style-name="T1">//</text:span><text:span text:style-name="T2"> </text:span><text:span text:style-name="T1">else {</text:span></text:p>
      <text:p text:style-name="P2"><text:span text:style-name="T1">//</text:span><text:span text:style-name="T2"> </text:span><text:span text:style-name="T1">System.out.println("The hybrid car pays itself back after 5 years");</text:span></text:p>
      <text:p text:style-name="P2"><text:span text:style-name="T1">//</text:span><text:span text:style-name="T2"> </text:span><text:span text:style-name="T1">}</text:span></text:p>
      <text:p text:style-name="P1">}</text:p>
      <text:p text:style-name="Text_20_body"/>
      <text:p text:style-name="P1">}</text:p>
      <text:p text:style-name="Text_20_body"><text:span text:style-name="T3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8:47:11.834692284</meta:creation-date>
    <dc:date>2020-02-17T18:47:39.527921304</dc:date>
    <meta:editing-duration>PT28S</meta:editing-duration>
    <meta:editing-cycles>1</meta:editing-cycles>
    <meta:document-statistic meta:table-count="0" meta:image-count="0" meta:object-count="0" meta:page-count="2" meta:paragraph-count="50" meta:word-count="221" meta:character-count="2116" meta:non-whitespace-character-count="1937"/>
    <meta:generator>LibreOffice/5.2.7.2$Linux_X86_64 LibreOffice_project/20m0$Build-2</meta:generator>
  </office:meta>
</office:document-meta>
</file>